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solid" draw:fill-color="#ffffcc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solid" draw:fill-color="#ffffcc" draw:textarea-horizontal-align="left" draw:auto-grow-height="true" draw:auto-grow-width="true" fo:min-height="0.76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fo:font-weight="bold" style:font-weight-asian="bold" style:font-weight-complex="bold"/>
    </style:style>
    <style:style style:name="P3" style:family="paragraph">
      <style:paragraph-properties fo:text-align="center"/>
      <style:text-properties fo:color="#0000ff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color="#94006b"/>
    </style:style>
    <style:style style:name="P6" style:family="paragraph">
      <style:text-properties fo:color="#94006b" fo:font-size="10pt" style:font-size-asian="10pt" style:font-size-complex="10pt"/>
    </style:style>
    <style:style style:name="P7" style:family="paragraph">
      <style:paragraph-properties fo:text-align="center"/>
      <style:text-properties fo:color="#999999"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color="#6b4794" fo:font-size="14pt" style:font-size-asian="14pt" style:font-size-complex="14pt"/>
    </style:style>
    <style:style style:name="P11" style:family="paragraph">
      <style:paragraph-properties fo:text-align="center"/>
      <style:text-properties fo:color="#0000ff"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color="#cc0000"/>
    </style:style>
    <style:style style:name="P13" style:family="paragraph">
      <style:text-properties fo:color="#cc0000" fo:font-size="12pt" style:font-size-asian="12pt" style:font-size-complex="12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94006b" fo:font-size="10pt" style:font-size-asian="10pt" style:font-size-complex="10pt"/>
    </style:style>
    <style:style style:name="T3" style:family="text">
      <style:text-properties fo:color="#999999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cc0000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0.635cm" svg:x="13.192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0.508cm" svg:x="15.632cm" svg:y="13.1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0.508cm" svg:x="10.144cm" svg:y="13.8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0.508cm" svg:x="6.969cm" svg:y="12.9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4.307cm" svg:height="1.143cm" svg:x="8.362cm" svg:y="4.048cm">
          <text:p text:style-name="P2"><text:span text:style-name="T1">READ_CONTROL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652cm" svg:y1="1cm" svg:x2="10.638cm" svg:y2="4.048cm">
          <text:p/>
        </draw:line>
        <draw:frame draw:style-name="gr4" draw:text-style-name="P6" draw:layer="layout" svg:width="4.227cm" svg:height="1.039cm" svg:x="10.86cm" svg:y="0.928cm">
          <draw:text-box>
            <text:p text:style-name="P5"><text:span text:style-name="T2">RG_CTRL = RG_SCAN</text:span></text:p>
            <text:p text:style-name="P5"><text:span text:style-name="T2">RG_NML <text:s text:c="2"/>= RG_NEXT</text:span></text:p>
          </draw:text-box>
        </draw:frame>
        <draw:custom-shape draw:style-name="gr2" draw:text-style-name="P7" xml:id="id1" draw:id="id1" draw:layer="layout" svg:width="5.461cm" svg:height="1.27cm" svg:x="7.785cm" svg:y="6.126cm">
          <text:p text:style-name="P7"><text:span text:style-name="T3">varname = rvar%name?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785cm" svg:y1="6.761cm" svg:x2="10.638cm" svg:y2="2.27cm" draw:start-shape="id1" draw:start-glue-point="3" svg:d="m7785 6761h-502v-4491h3355" svg:viewBox="0 0 3356 4492">
          <text:p/>
        </draw:connector>
        <draw:frame draw:style-name="gr6" draw:text-style-name="P8" draw:layer="layout" svg:width="1.137cm" svg:height="0.962cm" svg:x="6.281cm" svg:y="6.48cm">
          <draw:text-box>
            <text:p text:style-name="P8"><text:span text:style-name="T4">No</text:span></text:p>
          </draw:text-box>
        </draw:frame>
        <draw:custom-shape draw:style-name="gr2" draw:text-style-name="P9" draw:layer="layout" svg:width="5.461cm" svg:height="1.27cm" svg:x="7.786cm" svg:y="8.326cm">
          <text:p text:style-name="P9"><text:span text:style-name="T4">interpolation?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533cm" svg:y1="7.396cm" svg:x2="10.533cm" svg:y2="8.285cm">
          <text:p/>
        </draw:line>
        <draw:custom-shape draw:style-name="gr2" draw:text-style-name="P9" xml:id="id8" draw:id="id8" draw:layer="layout" svg:width="2.794cm" svg:height="1.016cm" svg:x="15.843cm" svg:y="5.402cm">
          <text:p text:style-name="P9"><text:span text:style-name="T4">EXIT LOOP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533cm" svg:y1="5.197cm" svg:x2="10.533cm" svg:y2="6.086cm">
          <text:p/>
        </draw:line>
        <draw:custom-shape draw:style-name="gr8" draw:text-style-name="P10" xml:id="id10" draw:id="id10" draw:layer="layout" svg:width="4.171cm" svg:height="1.27cm" svg:x="5.587cm" svg:y="11.126cm">
          <text:p text:style-name="P9"><text:span text:style-name="T4"><text:s text:c="10"/></text:span><text:span text:style-name="T4">var = rvar</text:span></text:p>
          <text:p text:style-name="P9"><text:span text:style-name="T4">conv_grid = igrid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2" draw:id="id2" draw:layer="layout" svg:width="5.461cm" svg:height="1.27cm" svg:x="11.388cm" svg:y="11.126cm">
          <draw:glue-point draw:id="4" svg:x="-3.091cm" svg:y="5.007cm"/>
          <draw:glue-point draw:id="5" svg:x="2.955cm" svg:y="5.007cm"/>
          <text:p text:style-name="P9"><text:span text:style-name="T4">Interpolation method?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128cm" svg:y1="9.636cm" svg:x2="7.731cm" svg:y2="10.906cm">
          <text:p/>
        </draw:line>
        <draw:frame draw:style-name="gr4" draw:text-style-name="P6" draw:layer="layout" svg:width="4.227cm" svg:height="1.039cm" svg:x="3.286cm" svg:y="4.787cm">
          <draw:text-box>
            <text:p text:style-name="P5"><text:span text:style-name="T2">RG_CTRL = RG_SCAN</text:span></text:p>
            <text:p text:style-name="P5"><text:span text:style-name="T2">RG_NML <text:s text:c="2"/>= RG_NEXT</text:span></text:p>
          </draw:text-box>
        </draw:frame>
        <draw:line draw:style-name="gr7" draw:text-style-name="P1" draw:layer="layout" svg:x1="11.795cm" svg:y1="9.636cm" svg:x2="14.462cm" svg:y2="11.033cm">
          <text:p/>
        </draw:line>
        <draw:frame draw:style-name="gr4" draw:text-style-name="P6" draw:layer="layout" svg:width="4.27cm" svg:height="1.039cm" svg:x="13.623cm" svg:y="9.567cm">
          <draw:text-box>
            <text:p text:style-name="P5"><text:span text:style-name="T2">RG_CTRL = RG_PROC</text:span></text:p>
            <text:p text:style-name="P5"><text:span text:style-name="T2">RG_NML <text:s text:c="2"/>= RG_STAY</text:span></text:p>
          </draw:text-box>
        </draw:frame>
        <draw:custom-shape draw:style-name="gr8" draw:text-style-name="P9" xml:id="id3" draw:id="id3" draw:layer="layout" svg:width="4.171cm" svg:height="1.27cm" svg:x="3.286cm" svg:y="15.986cm">
          <text:p text:style-name="P9"><text:span text:style-name="T4"><text:s text:c="10"/></text:span><text:span text:style-name="T4">var = rvar</text:span></text:p>
          <text:p text:style-name="P9"><text:span text:style-name="T4">conv_grid = igrid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4" draw:id="id4" draw:layer="layout" svg:width="4.191cm" svg:height="1.27cm" svg:x="8.439cm" svg:y="15.954cm">
          <text:p text:style-name="P11"><text:span text:style-name="T5">REGRID_CONTROL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311cm" svg:height="0.962cm" svg:x="10.599cm" svg:y="7.504cm">
          <draw:text-box>
            <text:p text:style-name="P8"><text:span text:style-name="T4">Yes</text:span></text:p>
          </draw:text-box>
        </draw:frame>
        <draw:frame draw:style-name="gr6" draw:text-style-name="P8" draw:layer="layout" svg:width="1.137cm" svg:height="0.962cm" svg:x="8.482cm" svg:y="9.88cm">
          <draw:text-box>
            <text:p text:style-name="P8"><text:span text:style-name="T4">No</text:span></text:p>
          </draw:text-box>
        </draw:frame>
        <draw:frame draw:style-name="gr6" draw:text-style-name="P8" draw:layer="layout" svg:width="1.311cm" svg:height="0.962cm" svg:x="11.661cm" svg:y="9.89cm">
          <draw:text-box>
            <text:p text:style-name="P8"><text:span text:style-name="T4">Yes</text:span></text:p>
          </draw:text-box>
        </draw:frame>
        <draw:custom-shape draw:style-name="gr2" draw:text-style-name="P11" xml:id="id5" draw:id="id5" draw:layer="layout" svg:width="4.191cm" svg:height="1.27cm" svg:x="13.64cm" svg:y="15.954cm">
          <text:p text:style-name="P11"><text:span text:style-name="T5">SCRP_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4.191cm" svg:height="1.27cm" svg:x="13.641cm" svg:y="17.954cm">
          <text:p text:style-name="P11"><text:span text:style-name="T5">REGRID_CONTROL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line-skew="-0.695cm" svg:x1="12.431cm" svg:y1="12.396cm" svg:x2="5.371cm" svg:y2="15.986cm" draw:start-shape="id2" draw:start-glue-point="4" draw:end-shape="id3" draw:end-glue-point="0" svg:d="m12431 12396v1100h-7060v2490" svg:viewBox="0 0 7061 3591">
          <text:p text:style-name="P4"><text:span text:style-name="T6">iipol = GTRF_NONE</text:span></text:p>
          <text:p text:style-name="P4"><text:span text:style-name="T7"/></text:p>
          <text:p text:style-name="P4"><text:span text:style-name="T7"/></text:p>
          <text:p text:style-name="P4"><text:span text:style-name="T7"/></text:p>
          <text:p text:style-name="P4"><text:span text:style-name="T7"/></text:p>
        </draw:connector>
        <draw:connector draw:style-name="gr9" draw:text-style-name="P4" draw:layer="layout" draw:line-skew="0.414cm" svg:x1="14.118cm" svg:y1="12.396cm" svg:x2="10.534cm" svg:y2="15.954cm" draw:start-shape="id2" draw:start-glue-point="2" draw:end-shape="id4" draw:end-glue-point="0" svg:d="m14118 12396v2193h-3584v1365" svg:viewBox="0 0 3585 3559">
          <text:p text:style-name="P4"><text:span text:style-name="T6">iipol = GTRF_NRGT</text:span><text:span text:style-name="T7"> <text:s/></text:span></text:p>
        </draw:connector>
        <draw:connector draw:style-name="gr10" draw:text-style-name="P1" draw:layer="layout" svg:x1="15.731cm" svg:y1="12.396cm" svg:x2="15.735cm" svg:y2="15.954cm" draw:start-shape="id2" draw:start-glue-point="5" draw:end-shape="id5" svg:d="m15731 12396v1779h4v1779" svg:viewBox="0 0 5 3559">
          <text:p/>
        </draw:connector>
        <draw:frame draw:style-name="gr11" draw:text-style-name="P13" draw:layer="layout" svg:width="4.312cm" svg:height="0.725cm" svg:x="15.686cm" svg:y="13.065cm">
          <draw:text-box>
            <text:p text:style-name="P12"><text:span text:style-name="T6">iipol = GTRF_SCRP</text:span></text:p>
          </draw:text-box>
        </draw:frame>
        <draw:line draw:style-name="gr7" draw:text-style-name="P1" draw:layer="layout" svg:x1="15.732cm" svg:y1="17.256cm" svg:x2="15.732cm" svg:y2="18.018cm">
          <text:p/>
        </draw:line>
        <draw:custom-shape draw:style-name="gr8" draw:text-style-name="P9" xml:id="id9" draw:id="id9" draw:layer="layout" svg:width="4.171cm" svg:height="1.27cm" svg:x="8.366cm" svg:y="18.018cm">
          <text:p text:style-name="P9"><text:span text:style-name="T4"><text:s text:c="10"/></text:span><text:span text:style-name="T4">var = ovar</text:span></text:p>
          <text:p text:style-name="P9"><text:span text:style-name="T4">conv_grid = ogrid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525cm" svg:y1="17.256cm" svg:x2="10.525cm" svg:y2="18.018cm">
          <text:p/>
        </draw:line>
        <draw:custom-shape draw:style-name="gr8" draw:text-style-name="P9" xml:id="id6" draw:id="id6" draw:layer="layout" svg:width="4.171cm" svg:height="1.27cm" svg:x="13.72cm" svg:y="20.05cm">
          <text:p text:style-name="P9"><text:span text:style-name="T4"><text:s text:c="10"/></text:span><text:span text:style-name="T4">var = sovar</text:span></text:p>
          <text:p text:style-name="P9"><text:span text:style-name="T4">conv_grid = <text:s/>ogrid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859cm" svg:y1="19.288cm" svg:x2="15.859cm" svg:y2="20.05cm">
          <text:p/>
        </draw:line>
        <draw:connector draw:style-name="gr10" draw:text-style-name="P1" draw:layer="layout" draw:line-skew="-8.599cm" svg:x1="13.72cm" svg:y1="20.685cm" svg:x2="7.249cm" svg:y2="2.249cm" draw:start-shape="id6" draw:start-glue-point="3" svg:d="m13720 20685h-12085v-18436h5614" svg:viewBox="0 0 12086 18437">
          <text:p/>
        </draw:connector>
        <draw:connector draw:style-name="gr5" draw:text-style-name="P14" draw:layer="layout" svg:x1="12.669cm" svg:y1="4.619cm" svg:x2="17.24cm" svg:y2="5.402cm" draw:start-shape="id7" draw:start-glue-point="1" draw:end-shape="id8" draw:end-glue-point="0" svg:d="m12669 4619h4571v783" svg:viewBox="0 0 4572 784">
          <text:p text:style-name="P14"><text:span text:style-name="T8"><text:s text:c="18"/></text:span><text:span text:style-name="T8">RG_STATUS = RGSTAT_STOP</text:span></text:p>
          <text:p text:style-name="P14"><text:span text:style-name="T8"/></text:p>
          <text:p text:style-name="P14"><text:span text:style-name="T8"/></text:p>
          <text:p text:style-name="P14"><text:span text:style-name="T8"/></text:p>
        </draw:connector>
        <draw:connector draw:style-name="gr10" draw:text-style-name="P1" draw:layer="layout" draw:type="line" svg:x1="8.366cm" svg:y1="18.653cm" svg:x2="1.667cm" svg:y2="18.706cm" draw:start-shape="id9" draw:start-glue-point="3" svg:d="m8366 18653-6699 53" svg:viewBox="0 0 6700 54">
          <text:p/>
        </draw:connector>
        <draw:connector draw:style-name="gr10" draw:text-style-name="P1" draw:layer="layout" draw:type="line" svg:x1="3.286cm" svg:y1="16.621cm" svg:x2="1.667cm" svg:y2="16.643cm" draw:start-shape="id3" draw:start-glue-point="3" svg:d="m3286 16621-1619 22" svg:viewBox="0 0 1620 23">
          <text:p/>
        </draw:connector>
        <draw:frame draw:style-name="gr12" draw:text-style-name="P6" draw:layer="layout" svg:width="4.202cm" svg:height="1.039cm" svg:x="1.251cm" svg:y="8.597cm">
          <draw:text-box>
            <text:p text:style-name="P5"><text:span text:style-name="T2">RG_CTRL = RG_STOP</text:span></text:p>
            <text:p text:style-name="P5"><text:span text:style-name="T2">RG_NML <text:s text:c="2"/>= RG_STAY</text:span></text:p>
          </draw:text-box>
        </draw:frame>
        <draw:connector draw:style-name="gr10" draw:text-style-name="P1" draw:layer="layout" draw:type="line" svg:x1="5.587cm" svg:y1="11.761cm" svg:x2="1.667cm" svg:y2="11.721cm" draw:start-shape="id10" draw:start-glue-point="3" svg:d="m5587 11761-3920-40" svg:viewBox="0 0 3921 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rkweg </meta:initial-creator>
    <meta:creation-date>2014-12-15T10:47:28</meta:creation-date>
    <dc:date>2014-12-15T12:27:05</dc:date>
    <dc:creator>kerkweg </dc:creator>
    <meta:editing-duration>PT1H24M27S</meta:editing-duration>
    <meta:editing-cycles>7</meta:editing-cycles>
    <meta:generator>LibreOffice/4.0.4.2$Linux_X86_64 LibreOffice_project/400m0$Build-2</meta:generator>
    <meta:document-statistic meta:object-count="42"/>
  </office:meta>
</office:document-meta>
</file>